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2.85cm" fo:min-width="16.5cm"/>
    </style:style>
    <style:style style:name="gr2" style:family="graphic" style:parent-style-name="standard">
      <style:graphic-properties draw:fill-color="#99ff66" draw:textarea-horizontal-align="justify" draw:textarea-vertical-align="middle" draw:auto-grow-height="false" fo:min-height="3.95cm" fo:min-width="5.6cm"/>
    </style:style>
    <style:style style:name="gr3" style:family="graphic" style:parent-style-name="standard">
      <style:graphic-properties draw:fill-color="#ff33ff" draw:textarea-horizontal-align="justify" draw:textarea-vertical-align="middle" draw:auto-grow-height="false" fo:min-height="2.25cm" fo:min-width="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99ff66"/>
      <style:paragraph-properties fo:text-align="center"/>
    </style:style>
    <style:style style:name="P3" style:family="paragraph">
      <loext:graphic-properties draw:fill-color="#ff33ff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cm" svg:height="13.1cm" svg:x="2.4cm" svg:y="4.4cm">
          <text:p text:style-name="P1">Top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6.1cm" svg:height="4.2cm" svg:x="4cm" svg:y="5.6cm">
          <text:p text:style-name="P1">One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6.5cm" svg:height="2.5cm" svg:x="11.4cm" svg:y="12.7cm">
          <text:p text:style-name="P1">Two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0.1cm" svg:y1="7.7cm" svg:x2="14.65cm" svg:y2="12.7cm" draw:start-shape="id1" draw:start-glue-point="1" draw:end-shape="id2" draw:end-glue-point="0" svg:d="M10100 7700l4550 5000" svg:viewBox="0 0 4551 5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09:23:00.007934394</meta:creation-date>
    <dc:date>2018-03-20T09:36:53.610198394</dc:date>
    <meta:editing-duration>PT13M52S</meta:editing-duration>
    <meta:editing-cycles>2</meta:editing-cycles>
    <meta:generator>LibreOffice/5.1.6.2$Linux_X86_64 LibreOffice_project/10m0$Build-2</meta:generator>
    <meta:document-statistic meta:object-count="4"/>
  </office:meta>
</office:document-meta>
</file>